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0.903cm" table:align="left"/>
    </style:style>
    <style:style style:name="Таблица1.A" style:family="table-column">
      <style:table-column-properties style:column-width="2.251cm"/>
    </style:style>
    <style:style style:name="Таблица1.B" style:family="table-column">
      <style:table-column-properties style:column-width="2.951cm"/>
    </style:style>
    <style:style style:name="Таблица1.C" style:family="table-column">
      <style:table-column-properties style:column-width="5.701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7.876cm" table:align="left"/>
    </style:style>
    <style:style style:name="Таблица2.A" style:family="table-column">
      <style:table-column-properties style:column-width="5.692cm"/>
    </style:style>
    <style:style style:name="Таблица2.B" style:family="table-column">
      <style:table-column-properties style:column-width="2.184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T1" style:family="text">
      <style:text-properties officeooo:rsid="001ebe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Worm Propagation Visualization Project Documentation</text:h>
      <text:h text:style-name="Heading_20_3" text:outline-level="3">1. Project Overview</text:h>
      <text:p text:style-name="Text_20_body">This project demonstrates the propagation of two classic computer worms in a controlled and segmented virtual network environment. It includes custom worm simulation, containment strategies, monitoring systems, and visualizations to analyze the spread.</text:p>
      <text:p text:style-name="Horizontal_20_Line"/>
      <text:h text:style-name="Heading_20_3" text:outline-level="3">2. Completed Phases</text:h>
      <text:h text:style-name="Heading_20_4" text:outline-level="4">Phase 1: Research and Planning </text:h>
      <text:list text:style-name="L1">
        <text:list-item>
          <text:p text:style-name="P1"><text:span text:style-name="Strong_20_Emphasis">Selected Worms:</text:span></text:p>
          <text:list>
            <text:list-item>
              <text:p text:style-name="P1"><text:span text:style-name="Strong_20_Emphasis">Code Red</text:span></text:p>
              <text:list>
                <text:list-item>
                  <text:p text:style-name="P1">Year: 2001</text:p>
                </text:list-item>
                <text:list-item>
                  <text:p text:style-name="P1">CVE: CVE-2001-0500</text:p>
                </text:list-item>
                <text:list-item>
                  <text:p text:style-name="P1">Target: Microsoft IIS (Windows NT/2000)</text:p>
                </text:list-item>
                <text:list-item>
                  <text:p text:style-name="P1">Propagation: HTTP GET exploit on port 80</text:p>
                </text:list-item>
                <text:list-item>
                  <text:p text:style-name="P1">Payload: Web defacement + DDoS</text:p>
                </text:list-item>
              </text:list>
            </text:list-item>
            <text:list-item>
              <text:p text:style-name="P1"><text:span text:style-name="Strong_20_Emphasis">Voyager (Conficker-style Oracle Worm)</text:span></text:p>
              <text:list>
                <text:list-item>
                  <text:p text:style-name="P1">CVE: CVE-2004-0637</text:p>
                </text:list-item>
                <text:list-item>
                  <text:p text:style-name="P1">Target: Oracle 9i/10g</text:p>
                </text:list-item>
                <text:list-item>
                  <text:p text:style-name="P1">Propagation: SQL Injection over TCP port 1521</text:p>
                </text:list-item>
                <text:list-item>
                  <text:p text:style-name="P1">Payload: DB compromise, stored procedure spread</text:p>
                </text:list-item>
              </text:list>
            </text:list-item>
          </text:list>
        </text:list-item>
        <text:list-item>
          <text:p text:style-name="P1"><text:span text:style-name="Strong_20_Emphasis">Containment Strategy:</text:span></text:p>
          <text:list>
            <text:list-item>
              <text:p text:style-name="P1">VirtualBox with Vagrant</text:p>
            </text:list-item>
            <text:list-item>
              <text:p text:style-name="P1">Host-only networks only (no NAT or bridged)</text:p>
            </text:list-item>
            <text:list-item>
              <text:p text:style-name="P1">Segmented virtual networks with optional firewall VM (pfSense)</text:p>
            </text:list-item>
            <text:list-item>
              <text:p text:style-name="P1">No Guest Additions or shared folders</text:p>
            </text:list-item>
          </text:list>
        </text:list-item>
        <text:list-item>
          <text:p text:style-name="P1"><text:span text:style-name="Strong_20_Emphasis">High-Level Architecture Diagram:</text:span></text:p>
          <text:list>
            <text:list-item>
              <text:p text:style-name="P1">Cisco Packet Tracer used to plan topology</text:p>
            </text:list-item>
            <text:list-item>
              <text:p text:style-name="P1">SW-web, SW-oracle, SW-bridge, SW-mon switches</text:p>
            </text:list-item>
            <text:list-item>
              <text:p text:style-name="P1">ISR4321 router used to model Bridge1</text:p>
            </text:list-item>
          </text:list>
        </text:list-item>
        <text:list-item>
          <text:p text:style-name="P1"><text:span text:style-name="Strong_20_Emphasis">Visualization Design Plan:</text:span></text:p>
          <text:list>
            <text:list-item>
              <text:p text:style-name="P1">Python + NetworkX</text:p>
            </text:list-item>
            <text:list-item>
              <text:p text:style-name="P1"><text:soft-page-break/>Matplotlib or Plotly for graphs</text:p>
            </text:list-item>
            <text:list-item>
              <text:p text:style-name="P1">Dash/Streamlit for UI</text:p>
            </text:list-item>
            <text:list-item>
              <text:p text:style-name="P1">Optional: WebSockets for real-time</text:p>
            </text:list-item>
          </text:list>
        </text:list-item>
      </text:list>
      <text:p text:style-name="Horizontal_20_Line"/>
      <text:h text:style-name="Heading_20_3" text:outline-level="3">3. Virtual Network Architecture</text:h>
      <text:h text:style-name="Heading_20_4" text:outline-level="4">Subnets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Table_20_Heading">Segment</text:p>
            </table:table-cell>
            <table:table-cell table:style-name="Таблица1.A1" office:value-type="string">
              <text:p text:style-name="Table_20_Heading">Subnet</text:p>
            </table:table-cell>
            <table:table-cell table:style-name="Таблица1.A1" office:value-type="string">
              <text:p text:style-name="Table_20_Heading">Purpose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Web-net</text:p>
          </table:table-cell>
          <table:table-cell table:style-name="Таблица1.A1" office:value-type="string">
            <text:p text:style-name="Table_20_Contents">192.168.56.0/24</text:p>
          </table:table-cell>
          <table:table-cell table:style-name="Таблица1.A1" office:value-type="string">
            <text:p text:style-name="Table_20_Contents">Hosts vulnerable to Code Red</text:p>
          </table:table-cell>
        </table:table-row>
        <table:table-row>
          <table:table-cell table:style-name="Таблица1.A1" office:value-type="string">
            <text:p text:style-name="Table_20_Contents">Oracle-net</text:p>
          </table:table-cell>
          <table:table-cell table:style-name="Таблица1.A1" office:value-type="string">
            <text:p text:style-name="Table_20_Contents">192.168.57.0/24</text:p>
          </table:table-cell>
          <table:table-cell table:style-name="Таблица1.A1" office:value-type="string">
            <text:p text:style-name="Table_20_Contents">Oracle 9i/10g vulnerable targets</text:p>
          </table:table-cell>
        </table:table-row>
        <table:table-row>
          <table:table-cell table:style-name="Таблица1.A1" office:value-type="string">
            <text:p text:style-name="Table_20_Contents">Bridge-net</text:p>
          </table:table-cell>
          <table:table-cell table:style-name="Таблица1.A1" office:value-type="string">
            <text:p text:style-name="Table_20_Contents">192.168.59.0/24</text:p>
          </table:table-cell>
          <table:table-cell table:style-name="Таблица1.A1" office:value-type="string">
            <text:p text:style-name="Table_20_Contents">Routing/cross-segment nodes</text:p>
          </table:table-cell>
        </table:table-row>
        <table:table-row>
          <table:table-cell table:style-name="Таблица1.A1" office:value-type="string">
            <text:p text:style-name="Table_20_Contents">Monitor-net</text:p>
          </table:table-cell>
          <table:table-cell table:style-name="Таблица1.A1" office:value-type="string">
            <text:p text:style-name="Table_20_Contents">192.168.60.0/24</text:p>
          </table:table-cell>
          <table:table-cell table:style-name="Таблица1.A1" office:value-type="string">
            <text:p text:style-name="Table_20_Contents">Monitor and control</text:p>
          </table:table-cell>
        </table:table-row>
      </table:table>
      <text:p text:style-name="Standard"/>
      <text:h text:style-name="Heading_20_4" text:outline-level="4">VMs</text:h>
      <text:list text:style-name="L2">
        <text:list-item>
          <text:p text:style-name="P2"><text:span text:style-name="Strong_20_Emphasis">Web Servers (web1–web</text:span><text:span text:style-name="Strong_20_Emphasis"><text:span text:style-name="T1">6</text:span></text:span><text:span text:style-name="Strong_20_Emphasis">)</text:span></text:p>
        </text:list-item>
        <text:list-item>
          <text:p text:style-name="P2"><text:span text:style-name="Strong_20_Emphasis">Oracle DBs (oracle1–oracle</text:span><text:span text:style-name="Strong_20_Emphasis"><text:span text:style-name="T1">5</text:span></text:span><text:span text:style-name="Strong_20_Emphasis">)</text:span></text:p>
        </text:list-item>
        <text:list-item>
          <text:p text:style-name="P2"><text:span text:style-name="Strong_20_Emphasis">Bridge VMs (bridge1, bridge2)</text:span></text:p>
        </text:list-item>
        <text:list-item>
          <text:p text:style-name="P2"><text:span text:style-name="Strong_20_Emphasis">Monitoring &amp; Control (monitor, control)</text:span></text:p>
        </text:list-item>
      </text:list>
      <text:p text:style-name="Text_20_body">Each VM has:</text:p>
      <text:list text:style-name="L3">
        <text:list-item>
          <text:p text:style-name="P3">Custom script (<text:span text:style-name="Source_20_Text">install_web.sh</text:span>, <text:span text:style-name="Source_20_Text">install_oracle.sh</text:span>, <text:span text:style-name="Source_20_Text">common.sh</text:span>)</text:p>
        </text:list-item>
        <text:list-item>
          <text:p text:style-name="P3">Assigned IP address</text:p>
        </text:list-item>
        <text:list-item>
          <text:p text:style-name="P3">Limited RAM (~256–384 MB)</text:p>
        </text:list-item>
      </text:list>
      <text:p text:style-name="Horizontal_20_Line"/>
      <text:h text:style-name="Heading_20_3" text:outline-level="3">4. Scripts and Automation</text:h>
      <text:h text:style-name="Heading_20_4" text:outline-level="4">Common Provisioning Script (<text:span text:style-name="Source_20_Text">common.sh</text:span>)</text:h>
      <text:p text:style-name="Text_20_body">Includes:</text:p>
      <text:list text:style-name="L4">
        <text:list-item>
          <text:p text:style-name="P4"><text:span text:style-name="Source_20_Text">apt update &amp;&amp; upgrade</text:span></text:p>
        </text:list-item>
        <text:list-item>
          <text:p text:style-name="P4">Installs: <text:span text:style-name="Source_20_Text">python3</text:span>, <text:span text:style-name="Source_20_Text">pip</text:span>, <text:span text:style-name="Source_20_Text">git</text:span>, <text:span text:style-name="Source_20_Text">vim</text:span>, <text:span text:style-name="Source_20_Text">net-tools</text:span>, <text:span text:style-name="Source_20_Text">curl</text:span>, <text:span text:style-name="Source_20_Text">wget</text:span>, <text:span text:style-name="Source_20_Text">nmap</text:span></text:p>
        </text:list-item>
        <text:list-item>
          <text:p text:style-name="P4">Creates <text:span text:style-name="Source_20_Text">/opt/wormlab</text:span> and <text:span text:style-name="Source_20_Text">/vagrant/logs/</text:span></text:p>
        </text:list-item>
        <text:list-item>
          <text:p text:style-name="P4">Prepares system for infection/monitoring tasks</text:p>
        </text:list-item>
      </text:list>
      <text:h text:style-name="Heading_20_4" text:outline-level="4">Vagrant Infrastructure</text:h>
      <text:list text:style-name="L5">
        <text:list-item>
          <text:p text:style-name="P5">Declarative setup of 15 VMs with static IPs</text:p>
        </text:list-item>
        <text:list-item>
          <text:p text:style-name="P5">Host-only adapters to ensure containment</text:p>
        </text:list-item>
        <text:list-item>
          <text:p text:style-name="P5"><text:soft-page-break/>Machines grouped and started incrementally</text:p>
        </text:list-item>
        <text:list-item>
          <text:p text:style-name="P5">Memory/cpu optimized for limited hardware</text:p>
        </text:list-item>
      </text:list>
      <text:p text:style-name="Horizontal_20_Line"/>
      <text:h text:style-name="Heading_20_3" text:outline-level="3">5. Monitoring and Visualization (In Progress)</text:h>
      <text:list text:style-name="L6">
        <text:list-item>
          <text:p text:style-name="P6"><text:span text:style-name="Strong_20_Emphasis">Monitoring Script:</text:span></text:p>
          <text:list>
            <text:list-item>
              <text:p text:style-name="P6">Logs infection status per VM</text:p>
            </text:list-item>
            <text:list-item>
              <text:p text:style-name="P6">Writes to <text:span text:style-name="Source_20_Text">/vagrant/logs/</text:span></text:p>
            </text:list-item>
          </text:list>
        </text:list-item>
        <text:list-item>
          <text:p text:style-name="P6"><text:span text:style-name="Strong_20_Emphasis">Visualization:</text:span></text:p>
          <text:list>
            <text:list-item>
              <text:p text:style-name="P6">Using Python <text:span text:style-name="Source_20_Text">NetworkX</text:span>, <text:span text:style-name="Source_20_Text">Dash</text:span></text:p>
            </text:list-item>
            <text:list-item>
              <text:p text:style-name="P6">Infection status shown in real time</text:p>
            </text:list-item>
            <text:list-item>
              <text:p text:style-name="P6">DFS propagation animation planned</text:p>
            </text:list-item>
            <text:list-item>
              <text:p text:style-name="P6">Control panel with node inspection and reset feature</text:p>
            </text:list-item>
          </text:list>
        </text:list-item>
      </text:list>
      <text:p text:style-name="Horizontal_20_Line"/>
      <text:h text:style-name="Heading_20_3" text:outline-level="3">6. Testing and Validation (Upcoming)</text:h>
      <text:list text:style-name="L7">
        <text:list-item>
          <text:p text:style-name="P7"><text:span text:style-name="Strong_20_Emphasis">Containment Tests:</text:span></text:p>
          <text:list>
            <text:list-item>
              <text:p text:style-name="P7">Verified IP isolation</text:p>
            </text:list-item>
            <text:list-item>
              <text:p text:style-name="P7">No internet access on any VM</text:p>
            </text:list-item>
          </text:list>
        </text:list-item>
        <text:list-item>
          <text:p text:style-name="P7"><text:span text:style-name="Strong_20_Emphasis">Functional Tests:</text:span></text:p>
          <text:list>
            <text:list-item>
              <text:p text:style-name="P7">Will simulate infection propagation</text:p>
            </text:list-item>
            <text:list-item>
              <text:p text:style-name="P7">Log output checked for accuracy</text:p>
            </text:list-item>
          </text:list>
        </text:list-item>
        <text:list-item>
          <text:p text:style-name="P7"><text:span text:style-name="Strong_20_Emphasis">System Reset:</text:span></text:p>
          <text:list>
            <text:list-item>
              <text:p text:style-name="P7">Vagrant snapshots</text:p>
            </text:list-item>
            <text:list-item>
              <text:p text:style-name="P7">Optional: reset script to clean state</text:p>
            </text:list-item>
          </text:list>
        </text:list-item>
      </text:list>
      <text:p text:style-name="Horizontal_20_Line"/>
      <text:h text:style-name="Heading_20_3" text:outline-level="3">7. Remaining Tasks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Table_20_Heading">Task</text:p>
            </table:table-cell>
            <table:table-cell table:style-name="Таблица2.A1" office:value-type="string">
              <text:p text:style-name="Table_20_Heading">Status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Finalize monitor script</text:p>
          </table:table-cell>
          <table:table-cell table:style-name="Таблица2.A1" office:value-type="string">
            <text:p text:style-name="Table_20_Contents">In Progress</text:p>
          </table:table-cell>
        </table:table-row>
        <table:table-row>
          <table:table-cell table:style-name="Таблица2.A1" office:value-type="string">
            <text:p text:style-name="Table_20_Contents">Build visualization app</text:p>
          </table:table-cell>
          <table:table-cell table:style-name="Таблица2.A1" office:value-type="string">
            <text:p text:style-name="Table_20_Contents">In Progress</text:p>
          </table:table-cell>
        </table:table-row>
        <table:table-row>
          <table:table-cell table:style-name="Таблица2.A1" office:value-type="string">
            <text:p text:style-name="Table_20_Contents">Integrate DFS visualization</text:p>
          </table:table-cell>
          <table:table-cell table:style-name="Таблица2.A1" office:value-type="string">
            <text:p text:style-name="Table_20_Contents">Pending</text:p>
          </table:table-cell>
        </table:table-row>
        <table:table-row>
          <table:table-cell table:style-name="Таблица2.A1" office:value-type="string">
            <text:p text:style-name="Table_20_Contents">Validate propagation tracking</text:p>
          </table:table-cell>
          <table:table-cell table:style-name="Таблица2.A1" office:value-type="string">
            <text:p text:style-name="Table_20_Contents">Pending</text:p>
          </table:table-cell>
        </table:table-row>
        <table:table-row>
          <table:table-cell table:style-name="Таблица2.A1" office:value-type="string">
            <text:p text:style-name="Table_20_Contents">Record project demo video</text:p>
          </table:table-cell>
          <table:table-cell table:style-name="Таблица2.A1" office:value-type="string">
            <text:p text:style-name="Table_20_Contents">Pending</text:p>
          </table:table-cell>
        </table:table-row>
        <table:table-row>
          <table:table-cell table:style-name="Таблица2.A1" office:value-type="string">
            <text:p text:style-name="Table_20_Contents">Write final report</text:p>
          </table:table-cell>
          <table:table-cell table:style-name="Таблица2.A1" office:value-type="string">
            <text:p text:style-name="Table_20_Contents">Pending</text:p>
          </table:table-cell>
        </table:table-row>
        <table:table-row>
          <table:table-cell table:style-name="Таблица2.A1" office:value-type="string">
            <text:p text:style-name="Table_20_Contents">Reflection &amp; AI usage summary</text:p>
          </table:table-cell>
          <table:table-cell table:style-name="Таблица2.A1" office:value-type="string">
            <text:p text:style-name="Table_20_Contents">Pending</text:p>
          </table:table-cell>
        </table:table-row>
      </table:table>
      <text:h text:style-name="Heading_20_3" text:outline-level="3"><text:soft-page-break/>8. Containment Documentation</text:h>
      <text:list text:style-name="L8">
        <text:list-item>
          <text:p text:style-name="P8">All networks are <text:span text:style-name="Strong_20_Emphasis">host-only</text:span></text:p>
        </text:list-item>
        <text:list-item>
          <text:p text:style-name="P8">IPs limited to VirtualBox approved subnets (<text:span text:style-name="Source_20_Text">/etc/vbox/networks.conf</text:span>)</text:p>
        </text:list-item>
        <text:list-item>
          <text:p text:style-name="P8">No NAT, bridged, or shared folders</text:p>
        </text:list-item>
        <text:list-item>
          <text:p text:style-name="P8">Only bridge VMs span multiple subnets</text:p>
        </text:list-item>
        <text:list-item>
          <text:p text:style-name="P8">External monitoring ensures integrity of containment</text:p>
        </text:list-item>
      </text:list>
      <text:p text:style-name="Horizontal_20_Line"/>
      <text:h text:style-name="Heading_20_3" text:outline-level="3">9. Resource Management Strategy</text:h>
      <text:list text:style-name="L9">
        <text:list-item>
          <text:p text:style-name="P9">Machines are launched in <text:span text:style-name="Strong_20_Emphasis">small batches</text:span> (<text:span text:style-name="Source_20_Text">vagrant up web1 web2</text:span>, etc.)</text:p>
        </text:list-item>
        <text:list-item>
          <text:p text:style-name="P9">Low memory allocation per VM</text:p>
        </text:list-item>
        <text:list-item>
          <text:p text:style-name="P9">Unused machines are halted (<text:span text:style-name="Source_20_Text">vagrant halt</text:span>)</text:p>
        </text:list-item>
        <text:list-item>
          <text:p text:style-name="P9">Snapshots used for fast recovery after infection test</text:p>
        </text:list-item>
      </text:list>
      <text:p text:style-name="Horizontal_20_Line"/>
      <text:h text:style-name="Heading_20_3" text:outline-level="3">10. AI Usage</text:h>
      <text:list text:style-name="L10">
        <text:list-item>
          <text:p text:style-name="P10">ChatGPT used for:</text:p>
          <text:list>
            <text:list-item>
              <text:p text:style-name="P10">Script <text:span text:style-name="T1">fixing </text:span>and provisioning help</text:p>
            </text:list-item>
            <text:list-item>
              <text:p text:style-name="P10">Security containment ideas</text:p>
            </text:list-item>
            <text:list-item>
              <text:p text:style-name="P10">Network architecture validation</text:p>
            </text:list-item>
            <text:list-item>
              <text:p text:style-name="P10">Drafting of documentation</text:p>
            </text:list-item>
          </text:list>
        </text:list-item>
        <text:list-item>
          <text:p text:style-name="P10">All results <text:span text:style-name="Strong_20_Emphasis">reviewed manually</text:span> before implementation</text:p>
        </text:list-item>
        <text:list-item>
          <text:p text:style-name="P10">The AI used <text:span text:style-name="Strong_20_Emphasis">only for assistance</text:span>, not decision-making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1:38:51.309540560</meta:creation-date>
    <dc:date>2025-05-23T11:51:49.937736137</dc:date>
    <meta:editing-duration>PT12M59S</meta:editing-duration>
    <meta:editing-cycles>1</meta:editing-cycles>
    <meta:document-statistic meta:table-count="2" meta:image-count="0" meta:object-count="0" meta:page-count="4" meta:paragraph-count="124" meta:word-count="569" meta:character-count="3672" meta:non-whitespace-character-count="3303"/>
    <meta:generator>LibreOffice/24.2.7.2$Linux_X86_64 LibreOffice_project/420$Build-2</meta:generator>
  </office:meta>
</office:document-meta>
</file>